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5.65cm" fo:min-width="11.4cm"/>
    </style:style>
    <style:style style:name="gr2" style:family="graphic" style:parent-style-name="standard">
      <style:graphic-properties draw:stroke="none" svg:stroke-color="#000000" draw:fill="none" draw:fill-color="#ffffff" fo:min-height="0.847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5.65cm" fo:min-width="6.9cm"/>
    </style:style>
    <style:style style:name="gr4" style:family="graphic" style:parent-style-name="standard">
      <style:graphic-properties draw:stroke="none" svg:stroke-color="#000000" draw:fill="none" draw:fill-color="#ffffff" fo:min-height="0.964cm"/>
    </style:style>
    <style:style style:name="gr5" style:family="graphic" style:parent-style-name="standard">
      <style:graphic-properties draw:fill="solid" draw:fill-color="#ffeeaa" draw:textarea-horizontal-align="justify" draw:textarea-vertical-align="middle" draw:auto-grow-height="false" fo:min-height="1.194cm" fo:min-width="4.644cm"/>
    </style:style>
    <style:style style:name="gr6" style:family="graphic" style:parent-style-name="standard">
      <style:graphic-properties draw:fill="solid" draw:fill-color="#f8aa97" draw:textarea-horizontal-align="justify" draw:textarea-vertical-align="middle" draw:auto-grow-height="false" fo:min-height="1.194cm" fo:min-width="23.344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11.95cm" fo:min-width="2.5cm"/>
    </style:style>
    <style:style style:name="gr9" style:family="graphic" style:parent-style-name="standard">
      <style:graphic-properties draw:stroke="none" svg:stroke-color="#000000" draw:fill="none" draw:fill-color="#ffffff" fo:min-height="1.566cm"/>
    </style:style>
    <style:style style:name="gr10" style:family="graphic" style:parent-style-name="standard">
      <style:graphic-properties draw:fill="solid" draw:fill-color="#adc5e7" draw:textarea-horizontal-align="justify" draw:textarea-vertical-align="middle" draw:auto-grow-height="false" fo:min-height="5.514cm" fo:min-width="2.9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objectwithoutfill">
      <style:graphic-properties draw:fill="solid" draw:fill-color="#ddddd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6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774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725cm" fo:min-width="1.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1.5cm"/>
    </style:style>
    <style:style style:name="gr19" style:family="graphic" style:parent-style-name="standard">
      <style:graphic-properties draw:fill="solid" draw:fill-color="#adc5e7" draw:textarea-horizontal-align="justify" draw:textarea-vertical-align="middle" draw:auto-grow-height="false" fo:min-height="5.55cm" fo:min-width="2.9cm"/>
    </style:style>
    <style:style style:name="gr20" style:family="graphic" style:parent-style-name="objectwithoutfill">
      <style:graphic-properties svg:stroke-color="#00599d" draw:marker-end="Arrow" draw:fill="none" draw:textarea-vertical-align="middle"/>
    </style:style>
    <style:style style:name="gr21" style:family="graphic" style:parent-style-name="standard">
      <style:graphic-properties draw:stroke="none" svg:stroke-color="#009353" draw:fill="none" draw:fill-color="#ffffff" fo:min-height="0.65cm"/>
    </style:style>
    <style:style style:name="gr22" style:family="graphic" style:parent-style-name="objectwithoutfill">
      <style:graphic-properties svg:stroke-color="#009353" draw:marker-end="Arrow" draw:fill="none" draw:textarea-vertical-align="middle"/>
    </style:style>
    <style:style style:name="gr23" style:family="graphic" style:parent-style-name="standard">
      <style:graphic-properties draw:stroke="none" svg:stroke-color="#009353" draw:fill="none" draw:fill-color="#ffffff" fo:min-height="0.35cm"/>
    </style:style>
    <style:style style:name="gr24" style:family="graphic" style:parent-style-name="standard">
      <style:graphic-properties draw:stroke="none" svg:stroke-color="#009353" draw:fill="none" draw:fill-color="#ffffff" fo:min-height="0.297cm"/>
    </style:style>
    <style:style style:name="gr25" style:family="graphic" style:parent-style-name="objectwithoutfill">
      <style:graphic-properties svg:stroke-color="#74489d" draw:marker-end="Arrow" draw:fill="none" draw:textarea-vertical-align="middle"/>
    </style:style>
    <style:style style:name="gr26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0" style:family="graphic" style:parent-style-name="standard">
      <style:graphic-properties draw:stroke="none" svg:stroke-color="#009353" draw:fill="none" draw:fill-color="#ffffff" fo:min-height="0.197cm"/>
    </style:style>
    <style:style style:name="gr41" style:family="graphic" style:parent-style-name="standard">
      <style:graphic-properties draw:fill="solid" draw:fill-color="#999999" draw:textarea-horizontal-align="justify" draw:textarea-vertical-align="middle" draw:auto-grow-height="false" fo:min-height="5.55cm" fo:min-width="2.3cm"/>
    </style:style>
    <style:style style:name="gr42" style:family="graphic" style:parent-style-name="standard">
      <style:graphic-properties draw:stroke="none" svg:stroke-color="#000000" draw:fill="none" draw:fill-color="#ffffff" fo:min-height="1.926cm"/>
    </style:style>
    <style:style style:name="gr43" style:family="graphic" style:parent-style-name="standard">
      <style:graphic-properties draw:fill="solid" draw:fill-color="#999999" draw:textarea-horizontal-align="justify" draw:textarea-vertical-align="middle" draw:auto-grow-height="false" fo:min-height="5.514cm" fo:min-width="1.5cm"/>
    </style:style>
    <style:style style:name="gr44" style:family="graphic" style:parent-style-name="standard">
      <style:graphic-properties draw:stroke="none" svg:stroke-color="#000000" draw:fill="none" draw:fill-color="#ffffff" fo:min-height="1.49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eeaa"/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solid" draw:fill-color="#f8aa97"/>
      <style:paragraph-properties fo:text-align="center"/>
      <style:text-properties fo:font-size="10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color="#00599d" fo:font-size="9pt" fo:font-style="italic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color="#00599d" fo:font-size="9pt" fo:font-style="italic" style:font-size-asian="18pt" style:font-size-complex="18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style:paragraph-properties fo:text-align="center"/>
      <style:text-properties fo:color="#ffffff" fo:font-size="12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12pt" style:font-size-asian="18pt" style:font-size-complex="18pt"/>
    </style:style>
    <style:style style:name="P13" style:family="paragraph">
      <loext:graphic-properties draw:fill="solid" draw:fill-color="#adc5e7"/>
      <style:paragraph-properties fo:text-align="center"/>
    </style:style>
    <style:style style:name="P14" style:family="paragraph">
      <style:paragraph-properties fo:text-align="center"/>
      <style:text-properties fo:color="#000000" fo:font-size="12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fo:color="#000000" fo:font-size="12pt" style:font-size-asian="18pt" style:font-size-complex="18pt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-color="#dddddd"/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color="#009353" fo:font-size="9pt" fo:font-style="italic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  <style:text-properties fo:color="#009353" fo:font-size="9pt" fo:font-style="italic" style:font-size-asian="18pt" style:font-size-complex="18pt"/>
    </style:style>
    <style:style style:name="P23" style:family="paragraph">
      <style:paragraph-properties fo:text-align="center"/>
      <style:text-properties fo:color="#74489d" fo:font-size="9pt" fo:font-style="italic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  <style:text-properties fo:color="#74489d" fo:font-size="9pt" fo:font-style="italic" style:font-size-asian="18pt" style:font-size-complex="18pt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normal" style:font-size-asian="18pt" style:font-weight-asian="normal" style:font-size-complex="18pt" style:font-weight-complex="normal"/>
    </style:style>
    <style:style style:name="T4" style:family="text">
      <style:text-properties fo:font-size="9pt" style:font-size-asian="18pt" style:font-size-complex="18pt"/>
    </style:style>
    <style:style style:name="T5" style:family="text">
      <style:text-properties fo:color="#ffffff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9cm" svg:height="15.9cm" svg:x="1.8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5.564cm" svg:height="1.097cm" svg:x="4.89cm" svg:y="2.111cm">
            <draw:text-box>
              <text:p text:style-name="P2">PSPC – SRI</text:p>
            </draw:text-box>
          </draw:frame>
        </draw:g>
        <draw:g>
          <draw:custom-shape draw:style-name="gr3" draw:text-style-name="P1" draw:layer="layout" svg:width="7.4cm" svg:height="15.9cm" svg:x="18.5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3.459cm" svg:height="1.214cm" svg:x="20.422cm" svg:y="2.023cm">
            <draw:text-box>
              <text:p text:style-name="P2">BC Government</text:p>
            </draw:text-box>
          </draw:frame>
        </draw:g>
        <draw:custom-shape draw:style-name="gr5" draw:text-style-name="P5" draw:layer="layout" svg:width="5.3cm" svg:height="1.6cm" svg:x="13.4cm" svg:y="16.7cm">
          <text:p text:style-name="P4"><text:span text:style-name="T1">VON Connectors store:</text:span></text:p>
          <text:p text:style-name="P4"><text:span text:style-name="T2">- endpoints</text:span></text:p>
          <text:p text:style-name="P4"><text:span text:style-name="T2">- DI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4cm" svg:height="1.6cm" svg:x="1.9cm" svg:y="18.8cm">
          <text:p text:style-name="P6"><text:span text:style-name="T3">This diagram is intended to simplify the communications between components for development purposes.</text:span></text:p>
          <text:p text:style-name="P6"><text:span text:style-name="T3">It does not contain details on the Trust Framework createdvia Self Sovereign Identity (SSI)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3.9cm" svg:height="0.947cm" svg:x="5.4cm" svg:y="3.653cm">
          <draw:text-box>
            <text:p text:style-name="P8"><text:span text:style-name="T4">User input</text:span><text:span text:style-name="T4"><text:line-break/></text:span><text:span text:style-name="T4">(legal name, registrar)</text:span></text:p>
          </draw:text-box>
        </draw:frame>
        <draw:g>
          <draw:custom-shape draw:style-name="gr8" draw:text-style-name="P10" draw:layer="layout" svg:width="3cm" svg:height="12.2cm" svg:x="2.2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2" draw:layer="layout" svg:width="2.377cm" svg:height="1.816cm" svg:x="2.5cm" svg:y="9.055cm">
            <draw:text-box>
              <text:p text:style-name="P11"><text:span text:style-name="T5">SRI Web</text:span><text:span text:style-name="T5"><text:line-break/></text:span><text:span text:style-name="T5">App</text:span></text:p>
            </draw:text-box>
          </draw:frame>
        </draw:g>
        <draw:custom-shape draw:style-name="gr10" draw:text-style-name="P13" draw:layer="layout" svg:width="3.4cm" svg:height="5.764cm" svg:x="9.4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5" draw:layer="layout" svg:width="3.8cm" svg:height="0.721cm" svg:x="9.2cm" svg:y="3.2cm">
          <draw:text-box>
            <text:p text:style-name="P14">VON Connectors</text:p>
          </draw:text-box>
        </draw:frame>
        <draw:polygon draw:style-name="gr12" draw:text-style-name="P16" draw:layer="layout" svg:width="3.299cm" svg:height="2.999cm" draw:transform="rotate (-1.5707963267949) translate (12.6cm 4.4cm)" svg:viewBox="0 0 3300 3000" draw:points="0,3000 3300,3000 3300,2300 1567,2300 1568,0 0,0">
          <text:p/>
        </draw:polygon>
        <draw:frame draw:style-name="gr13" draw:text-style-name="P3" draw:layer="layout" svg:width="2.2cm" svg:height="1.511cm" svg:x="10cm" svg:y="4.613cm">
          <draw:text-box>
            <text:p text:style-name="P2"><text:span text:style-name="T6">Wrapper <text:s/>API</text:span></text:p>
          </draw:text-box>
        </draw:frame>
        <draw:g>
          <draw:custom-shape draw:style-name="gr14" draw:text-style-name="P17" draw:layer="layout" svg:width="1.8cm" svg:height="0.325cm" svg:x="10.8cm" svg:y="9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7" draw:layer="layout" svg:width="1.8cm" svg:height="0.975cm" svg:x="10.8cm" svg:y="8.36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7" draw:layer="layout" svg:width="1.8cm" svg:height="0.325cm" svg:x="10.8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8" draw:layer="layout" svg:x1="10.8cm" svg:y1="8.363cm" svg:x2="10.8cm" svg:y2="9.338cm">
            <text:p/>
          </draw:line>
          <draw:line draw:style-name="gr16" draw:text-style-name="P18" draw:layer="layout" svg:x1="12.6cm" svg:y1="8.363cm" svg:x2="12.6cm" svg:y2="9.338cm">
            <text:p/>
          </draw:line>
          <draw:frame draw:style-name="gr17" draw:text-style-name="P3" draw:layer="layout" svg:width="1.8cm" svg:height="0.721cm" svg:x="10.8cm" svg:y="8.606cm">
            <draw:text-box>
              <text:p text:style-name="P2">Wallet</text:p>
            </draw:text-box>
          </draw:frame>
        </draw:g>
        <draw:custom-shape draw:style-name="gr18" draw:text-style-name="P20" draw:layer="layout" svg:width="2cm" svg:height="1.6cm" svg:x="10.5cm" svg:y="6.1cm">
          <text:p text:style-name="P19"><text:span text:style-name="T6">SRI</text:span><text:span text:style-name="T6"><text:line-break/></text:span><text:span text:style-name="T6">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4cm" svg:height="5.764cm" svg:x="9.4cm" svg:y="10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2" draw:text-style-name="P16" draw:layer="layout" svg:width="3.299cm" svg:height="2.999cm" draw:transform="rotate (-1.5707963267949) translate (12.6cm 10.817cm)" svg:viewBox="0 0 3300 3000" draw:points="0,3000 3300,3000 3300,2300 1568,2300 1568,0 0,0">
          <text:p/>
        </draw:polygon>
        <draw:frame draw:style-name="gr13" draw:text-style-name="P3" draw:layer="layout" svg:width="2.2cm" svg:height="1.511cm" svg:x="10cm" svg:y="11.03cm">
          <draw:text-box>
            <text:p text:style-name="P2"><text:span text:style-name="T6">Wrapper <text:s/>API</text:span></text:p>
          </draw:text-box>
        </draw:frame>
        <draw:g>
          <draw:custom-shape draw:style-name="gr14" draw:text-style-name="P17" draw:layer="layout" svg:width="1.8cm" svg:height="0.325cm" svg:x="10.8cm" svg:y="1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7" draw:layer="layout" svg:width="1.8cm" svg:height="0.975cm" svg:x="10.8cm" svg:y="14.7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7" draw:layer="layout" svg:width="1.8cm" svg:height="0.325cm" svg:x="10.8cm" svg:y="14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8" draw:layer="layout" svg:x1="10.8cm" svg:y1="14.78cm" svg:x2="10.8cm" svg:y2="15.755cm">
            <text:p/>
          </draw:line>
          <draw:line draw:style-name="gr16" draw:text-style-name="P18" draw:layer="layout" svg:x1="12.6cm" svg:y1="14.78cm" svg:x2="12.6cm" svg:y2="15.755cm">
            <text:p/>
          </draw:line>
          <draw:frame draw:style-name="gr17" draw:text-style-name="P3" draw:layer="layout" svg:width="1.8cm" svg:height="0.721cm" svg:x="10.8cm" svg:y="15.023cm">
            <draw:text-box>
              <text:p text:style-name="P2">Wallet</text:p>
            </draw:text-box>
          </draw:frame>
        </draw:g>
        <draw:custom-shape draw:style-name="gr18" draw:text-style-name="P20" draw:layer="layout" svg:width="2cm" svg:height="1.6cm" svg:x="10.5cm" svg:y="12.517cm">
          <text:p text:style-name="P19"><text:span text:style-name="T6">PSPC</text:span><text:span text:style-name="T6"><text:line-break/></text:span><text:span text:style-name="T6">Org Book</text:span><text:span text:style-name="T6"><text:line-break/></text:span><text:span text:style-name="T6">Ag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4cm" svg:height="5.8cm" svg:x="19.3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5" draw:layer="layout" svg:width="3.8cm" svg:height="0.721cm" svg:x="19.1cm" svg:y="3.2cm">
          <draw:text-box>
            <text:p text:style-name="P14">VON Connectors</text:p>
          </draw:text-box>
        </draw:frame>
        <draw:polygon draw:style-name="gr12" draw:text-style-name="P16" draw:layer="layout" svg:width="3.299cm" svg:height="2.999cm" draw:transform="rotate (-1.5707963267949) translate (22.5cm 4.4cm)" svg:viewBox="0 0 3300 3000" draw:points="0,3000 3300,3000 3300,2300 1567,2300 1568,0 0,0">
          <text:p/>
        </draw:polygon>
        <draw:frame draw:style-name="gr13" draw:text-style-name="P3" draw:layer="layout" svg:width="2.2cm" svg:height="1.511cm" svg:x="19.9cm" svg:y="4.596cm">
          <draw:text-box>
            <text:p text:style-name="P2"><text:span text:style-name="T6">Wrapper <text:s/>API</text:span></text:p>
          </draw:text-box>
        </draw:frame>
        <draw:g>
          <draw:custom-shape draw:style-name="gr14" draw:text-style-name="P17" draw:layer="layout" svg:width="1.8cm" svg:height="0.325cm" svg:x="20.7cm" svg:y="9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7" draw:layer="layout" svg:width="1.8cm" svg:height="0.975cm" svg:x="20.7cm" svg:y="8.36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7" draw:layer="layout" svg:width="1.8cm" svg:height="0.325cm" svg:x="20.7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8" draw:layer="layout" svg:x1="20.7cm" svg:y1="8.363cm" svg:x2="20.7cm" svg:y2="9.338cm">
            <text:p/>
          </draw:line>
          <draw:line draw:style-name="gr16" draw:text-style-name="P18" draw:layer="layout" svg:x1="22.5cm" svg:y1="8.363cm" svg:x2="22.5cm" svg:y2="9.338cm">
            <text:p/>
          </draw:line>
          <draw:frame draw:style-name="gr17" draw:text-style-name="P3" draw:layer="layout" svg:width="1.8cm" svg:height="0.721cm" svg:x="20.7cm" svg:y="8.606cm">
            <draw:text-box>
              <text:p text:style-name="P2">Wallet</text:p>
            </draw:text-box>
          </draw:frame>
        </draw:g>
        <draw:custom-shape draw:style-name="gr18" draw:text-style-name="P20" draw:layer="layout" svg:width="2cm" svg:height="1.6cm" svg:x="20.4cm" svg:y="6.1cm">
          <text:p text:style-name="P19"><text:span text:style-name="T6">BC</text:span></text:p>
          <text:p text:style-name="P19"><text:span text:style-name="T6">Org Book</text:span><text:span text:style-name="T6"><text:line-break/></text:span><text:span text:style-name="T6">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4cm" svg:height="5.764cm" svg:x="19.3cm" svg:y="10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2" draw:text-style-name="P16" draw:layer="layout" svg:width="3.299cm" svg:height="2.999cm" draw:transform="rotate (-1.5707963267949) translate (22.5cm 10.8cm)" svg:viewBox="0 0 3300 3000" draw:points="0,3000 3300,3000 3300,2300 1568,2300 1568,0 0,0">
          <text:p/>
        </draw:polygon>
        <draw:frame draw:style-name="gr13" draw:text-style-name="P3" draw:layer="layout" svg:width="2.2cm" svg:height="1.511cm" svg:x="19.9cm" svg:y="11.013cm">
          <draw:text-box>
            <text:p text:style-name="P2"><text:span text:style-name="T6">Wrapper <text:s/>API</text:span></text:p>
          </draw:text-box>
        </draw:frame>
        <draw:g>
          <draw:custom-shape draw:style-name="gr14" draw:text-style-name="P17" draw:layer="layout" svg:width="1.8cm" svg:height="0.325cm" svg:x="20.7cm" svg:y="1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7" draw:layer="layout" svg:width="1.8cm" svg:height="0.975cm" svg:x="20.7cm" svg:y="14.7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7" draw:layer="layout" svg:width="1.8cm" svg:height="0.325cm" svg:x="20.7cm" svg:y="14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8" draw:layer="layout" svg:x1="20.7cm" svg:y1="14.78cm" svg:x2="20.7cm" svg:y2="15.755cm">
            <text:p/>
          </draw:line>
          <draw:line draw:style-name="gr16" draw:text-style-name="P18" draw:layer="layout" svg:x1="22.5cm" svg:y1="14.78cm" svg:x2="22.5cm" svg:y2="15.755cm">
            <text:p/>
          </draw:line>
          <draw:frame draw:style-name="gr17" draw:text-style-name="P3" draw:layer="layout" svg:width="1.8cm" svg:height="0.721cm" svg:x="20.7cm" svg:y="15.023cm">
            <draw:text-box>
              <text:p text:style-name="P2">Wallet</text:p>
            </draw:text-box>
          </draw:frame>
        </draw:g>
        <draw:custom-shape draw:style-name="gr18" draw:text-style-name="P20" draw:layer="layout" svg:width="2cm" svg:height="1.6cm" svg:x="20.4cm" svg:y="12.517cm">
          <text:p text:style-name="P19"><text:span text:style-name="T6">BC</text:span><text:span text:style-name="T6"><text:line-break/></text:span><text:span text:style-name="T6">Registrar</text:span><text:span text:style-name="T6"><text:line-break/></text:span><text:span text:style-name="T6">Agent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5.2cm" svg:y1="4.5cm" svg:x2="9.6cm" svg:y2="4.5cm">
          <text:p/>
        </draw:line>
        <draw:line draw:style-name="gr20" draw:text-style-name="P18" draw:layer="layout" svg:x1="9.6cm" svg:y1="5.1cm" svg:x2="5.2cm" svg:y2="5.1cm">
          <text:p/>
        </draw:line>
        <draw:line draw:style-name="gr20" draw:text-style-name="P18" draw:layer="layout" svg:x1="12.6cm" svg:y1="4.5cm" svg:x2="19.5cm" svg:y2="4.5cm">
          <text:p/>
        </draw:line>
        <draw:line draw:style-name="gr20" draw:text-style-name="P18" draw:layer="layout" svg:x1="19.5cm" svg:y1="5.1cm" svg:x2="12.6cm" svg:y2="5.1cm">
          <text:p/>
        </draw:line>
        <draw:frame draw:style-name="gr11" draw:text-style-name="P9" draw:layer="layout" svg:width="3.9cm" svg:height="0.6cm" svg:x="5.4cm" svg:y="4.6cm">
          <draw:text-box>
            <text:p text:style-name="P8"><text:span text:style-name="T4">match(es)</text:span></text:p>
          </draw:text-box>
        </draw:frame>
        <draw:frame draw:style-name="gr7" draw:text-style-name="P9" draw:layer="layout" svg:width="3.9cm" svg:height="0.947cm" svg:x="14.2cm" svg:y="3.653cm">
          <draw:text-box>
            <text:p text:style-name="P8"><text:span text:style-name="T4">User input</text:span><text:span text:style-name="T4"><text:line-break/></text:span><text:span text:style-name="T4">(legal name, registrar)</text:span></text:p>
          </draw:text-box>
        </draw:frame>
        <draw:frame draw:style-name="gr11" draw:text-style-name="P9" draw:layer="layout" svg:width="4.1cm" svg:height="0.6cm" svg:x="14.1cm" svg:y="4.6cm">
          <draw:text-box>
            <text:p text:style-name="P8"><text:span text:style-name="T4">List of match(es) and IDs</text:span></text:p>
          </draw:text-box>
        </draw:frame>
        <draw:frame draw:style-name="gr21" draw:text-style-name="P22" draw:layer="layout" svg:width="3.9cm" svg:height="0.947cm" svg:x="5.4cm" svg:y="5.453cm">
          <draw:text-box>
            <text:p text:style-name="P21"><text:span text:style-name="T4">Request for tombstone match</text:span></text:p>
          </draw:text-box>
        </draw:frame>
        <draw:line draw:style-name="gr22" draw:text-style-name="P18" draw:layer="layout" svg:x1="5.2cm" svg:y1="6.3cm" svg:x2="9.6cm" svg:y2="6.3cm">
          <text:p/>
        </draw:line>
        <draw:line draw:style-name="gr22" draw:text-style-name="P18" draw:layer="layout" svg:x1="9.6cm" svg:y1="6.9cm" svg:x2="5.2cm" svg:y2="6.9cm">
          <text:p/>
        </draw:line>
        <draw:frame draw:style-name="gr23" draw:text-style-name="P22" draw:layer="layout" svg:width="3.9cm" svg:height="0.6cm" svg:x="5.4cm" svg:y="6.4cm">
          <draw:text-box>
            <text:p text:style-name="P21"><text:span text:style-name="T4">Receive tombstone</text:span></text:p>
          </draw:text-box>
        </draw:frame>
        <draw:frame draw:style-name="gr24" draw:text-style-name="P22" draw:layer="layout" svg:width="4.8cm" svg:height="0.599cm" svg:x="13.7cm" svg:y="5.81cm">
          <draw:text-box>
            <text:p text:style-name="P21"><text:span text:style-name="T4">Proof request on ID, attributes</text:span></text:p>
          </draw:text-box>
        </draw:frame>
        <draw:line draw:style-name="gr22" draw:text-style-name="P18" draw:layer="layout" svg:x1="12.5cm" svg:y1="6.3cm" svg:x2="19.5cm" svg:y2="6.3cm">
          <text:p/>
        </draw:line>
        <draw:line draw:style-name="gr22" draw:text-style-name="P18" draw:layer="layout" svg:x1="19.5cm" svg:y1="6.9cm" svg:x2="12.5cm" svg:y2="6.9cm">
          <text:p/>
        </draw:line>
        <draw:frame draw:style-name="gr23" draw:text-style-name="P22" draw:layer="layout" svg:width="3.9cm" svg:height="0.6cm" svg:x="14.1cm" svg:y="6.4cm">
          <draw:text-box>
            <text:p text:style-name="P21"><text:span text:style-name="T4">Proof (encoded)</text:span></text:p>
          </draw:text-box>
        </draw:frame>
        <draw:line draw:style-name="gr25" draw:text-style-name="P18" draw:layer="layout" svg:x1="5.2cm" svg:y1="7.6cm" svg:x2="9.6cm" svg:y2="7.6cm">
          <text:p/>
        </draw:line>
        <draw:frame draw:style-name="gr23" draw:text-style-name="P24" draw:layer="layout" svg:width="3.9cm" svg:height="0.6cm" svg:x="5.4cm" svg:y="7.1cm">
          <draw:text-box>
            <text:p text:style-name="P23"><text:span text:style-name="T4">Finalize registration</text:span></text:p>
          </draw:text-box>
        </draw:frame>
        <draw:line draw:style-name="gr25" draw:text-style-name="P18" draw:layer="layout" svg:x1="10.6cm" svg:y1="7.7cm" svg:x2="10.6cm" svg:y2="10.8cm">
          <text:p/>
        </draw:line>
        <draw:line draw:style-name="gr25" draw:text-style-name="P18" draw:layer="layout" svg:x1="10.9cm" svg:y1="12.4cm" svg:x2="10.9cm" svg:y2="14.7cm">
          <text:p/>
        </draw:line>
        <draw:frame draw:style-name="gr23" draw:text-style-name="P24" draw:layer="layout" svg:width="2.1cm" svg:height="0.6cm" svg:x="10.4cm" svg:y="9.7cm">
          <draw:text-box>
            <text:p text:style-name="P23"><text:span text:style-name="T4">Write claim</text:span></text:p>
          </draw:text-box>
        </draw:frame>
        <draw:frame draw:style-name="gr23" draw:text-style-name="P24" draw:layer="layout" svg:width="2.1cm" svg:height="0.6cm" svg:x="10.8cm" svg:y="14.1cm">
          <draw:text-box>
            <text:p text:style-name="P23"><text:span text:style-name="T4">Write claim</text:span></text:p>
          </draw:text-box>
        </draw:frame>
        <draw:g>
          <draw:custom-shape draw:style-name="gr26" draw:text-style-name="P17" draw:layer="layout" svg:width="0.162cm" svg:height="0.316cm" svg:x="12.3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8" draw:layer="layout" svg:x1="12.462cm" svg:y1="15.158cm" svg:x2="13cm" svg:y2="15.158cm">
            <text:p/>
          </draw:line>
          <draw:line draw:style-name="gr27" draw:text-style-name="P18" draw:layer="layout" svg:x1="12.785cm" svg:y1="15.158cm" svg:x2="12.785cm" svg:y2="15.316cm">
            <text:p/>
          </draw:line>
          <draw:line draw:style-name="gr27" draw:text-style-name="P18" draw:layer="layout" svg:x1="12.978cm" svg:y1="15.137cm" svg:x2="12.978cm" svg:y2="15.4cm">
            <text:p/>
          </draw:line>
        </draw:g>
        <draw:g>
          <draw:custom-shape draw:style-name="gr28" draw:text-style-name="P25" draw:layer="layout" svg:width="0.162cm" svg:height="0.316cm" svg:x="20.4cm" svg:y="1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26" draw:layer="layout" svg:x1="20.562cm" svg:y1="15.058cm" svg:x2="21.1cm" svg:y2="15.058cm">
            <text:p/>
          </draw:line>
          <draw:line draw:style-name="gr30" draw:text-style-name="P26" draw:layer="layout" svg:x1="20.885cm" svg:y1="15.058cm" svg:x2="20.885cm" svg:y2="15.216cm">
            <text:p/>
          </draw:line>
          <draw:line draw:style-name="gr31" draw:text-style-name="P26" draw:layer="layout" svg:x1="21.078cm" svg:y1="15.037cm" svg:x2="21.078cm" svg:y2="15.3cm">
            <text:p/>
          </draw:line>
        </draw:g>
        <draw:g>
          <draw:custom-shape draw:style-name="gr32" draw:text-style-name="P25" draw:layer="layout" svg:width="0.162cm" svg:height="0.316cm" svg:x="12.3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26" draw:layer="layout" svg:x1="12.462cm" svg:y1="8.758cm" svg:x2="13cm" svg:y2="8.758cm">
            <text:p/>
          </draw:line>
          <draw:line draw:style-name="gr34" draw:text-style-name="P26" draw:layer="layout" svg:x1="12.785cm" svg:y1="8.758cm" svg:x2="12.785cm" svg:y2="8.916cm">
            <text:p/>
          </draw:line>
          <draw:line draw:style-name="gr35" draw:text-style-name="P26" draw:layer="layout" svg:x1="12.978cm" svg:y1="8.737cm" svg:x2="12.978cm" svg:y2="9cm">
            <text:p/>
          </draw:line>
        </draw:g>
        <draw:g>
          <draw:custom-shape draw:style-name="gr36" draw:text-style-name="P25" draw:layer="layout" svg:width="0.162cm" svg:height="0.316cm" svg:x="20.4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26" draw:layer="layout" svg:x1="20.562cm" svg:y1="8.658cm" svg:x2="21.1cm" svg:y2="8.658cm">
            <text:p/>
          </draw:line>
          <draw:line draw:style-name="gr38" draw:text-style-name="P26" draw:layer="layout" svg:x1="20.885cm" svg:y1="8.658cm" svg:x2="20.885cm" svg:y2="8.816cm">
            <text:p/>
          </draw:line>
          <draw:line draw:style-name="gr39" draw:text-style-name="P26" draw:layer="layout" svg:x1="21.078cm" svg:y1="8.637cm" svg:x2="21.078cm" svg:y2="8.9cm">
            <text:p/>
          </draw:line>
        </draw:g>
        <draw:line draw:style-name="gr25" draw:text-style-name="P18" draw:layer="layout" svg:x1="19.8cm" svg:y1="10.8cm" svg:x2="19.8cm" svg:y2="7.7cm">
          <text:p/>
        </draw:line>
        <draw:frame draw:style-name="gr40" draw:text-style-name="P24" draw:layer="layout" svg:width="2.3cm" svg:height="0.599cm" svg:x="19.6cm" svg:y="9.701cm">
          <draw:text-box>
            <text:p text:style-name="P23"><text:span text:style-name="T4">Write claims</text:span></text:p>
          </draw:text-box>
        </draw:frame>
        <draw:custom-shape draw:style-name="gr41" draw:text-style-name="P10" draw:layer="layout" svg:width="2.8cm" svg:height="5.8cm" svg:x="22.7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2" draw:layer="layout" svg:width="2.219cm" svg:height="2.601cm" svg:x="22.98cm" svg:y="5.451cm">
          <draw:text-box>
            <text:p text:style-name="P11"><text:span text:style-name="T5">BC</text:span></text:p>
            <text:p text:style-name="P11"><text:span text:style-name="T5">Org Book Web</text:span><text:span text:style-name="T5"><text:line-break/></text:span><text:span text:style-name="T5">App</text:span></text:p>
          </draw:text-box>
        </draw:frame>
        <draw:custom-shape draw:style-name="gr43" draw:text-style-name="P10" draw:layer="layout" svg:width="2cm" svg:height="5.764cm" svg:x="23.7cm" svg:y="10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2" draw:layer="layout" svg:width="1.8cm" svg:height="1.749cm" svg:x="23.8cm" svg:y="12.351cm">
          <draw:text-box>
            <text:p text:style-name="P11"><text:span text:style-name="T5">BC</text:span></text:p>
            <text:p text:style-name="P11"><text:span text:style-name="T5">Reg</text:span><text:span text:style-name="T5"><text:line-break/></text:span><text:span text:style-name="T5">App</text:span></text:p>
          </draw:text-box>
        </draw:frame>
        <draw:line draw:style-name="gr25" draw:text-style-name="P18" draw:layer="layout" svg:x1="23.7cm" svg:y1="11.3cm" svg:x2="22.5cm" svg:y2="11.3cm">
          <text:p/>
        </draw:line>
        <draw:line draw:style-name="gr25" draw:text-style-name="P18" draw:layer="layout" svg:x1="20.7cm" svg:y1="7.7cm" svg:x2="20.7cm" svg:y2="8.3cm">
          <text:p/>
        </draw:line>
        <draw:frame draw:style-name="gr21" draw:text-style-name="P24" draw:layer="layout" svg:width="1.5cm" svg:height="0.947cm" svg:x="22.46cm" svg:y="10.84cm">
          <draw:text-box>
            <text:p text:style-name="P23"><text:span text:style-name="T4">Write</text:span></text:p>
            <text:p text:style-name="P23"><text:span text:style-name="T4">clai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08:36:18.115000000</meta:creation-date>
    <dc:date>2017-11-30T10:22:15.129000000</dc:date>
    <meta:editing-duration>PT10M2S</meta:editing-duration>
    <meta:editing-cycles>1</meta:editing-cycles>
    <meta:document-statistic meta:object-count="108"/>
    <meta:generator>LibreOffice/5.4.0.3$Windows_X86_64 LibreOffice_project/7556cbc6811c9d992f4064ab9287069087d7f62c</meta:generator>
  </office:meta>
</office:document-meta>
</file>